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70000033D7D5AA0E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9.137cm" svg:x="1.001cm" svg:y="0.763cm">
          <draw:image xlink:href="Pictures/10000000000003370000033D7D5AA0EB.png" xlink:type="simple" xlink:show="embed" xlink:actuate="onLoad">
            <text:p/>
          </draw:image>
        </draw:frame>
        <draw:line draw:style-name="gr2" draw:text-style-name="P1" draw:layer="layout" svg:x1="10.2cm" svg:y1="2.4cm" svg:x2="8.5cm" svg:y2="3.7cm">
          <text:p/>
        </draw:line>
        <draw:frame draw:style-name="gr3" draw:layer="layout" svg:width="0.993cm" svg:height="0.962cm" svg:x="7.5cm" svg:y="3.538cm">
          <draw:text-box>
            <text:p>i1</text:p>
          </draw:text-box>
        </draw:frame>
      </draw:page>
      <draw:page draw:name="page2" draw:style-name="dp1" draw:master-page-name="Default">
        <draw:frame draw:style-name="gr1" draw:text-style-name="P1" draw:layer="layout" svg:width="18.999cm" svg:height="19.137cm" svg:x="1.001cm" svg:y="0.763cm">
          <draw:image xlink:href="Pictures/10000000000003370000033D7D5AA0EB.png" xlink:type="simple" xlink:show="embed" xlink:actuate="onLoad">
            <text:p/>
          </draw:image>
        </draw:frame>
        <draw:line draw:style-name="gr2" draw:text-style-name="P1" draw:layer="layout" svg:x1="10.2cm" svg:y1="2.4cm" svg:x2="8.5cm" svg:y2="3.7cm">
          <text:p/>
        </draw:line>
        <draw:frame draw:style-name="gr3" draw:text-style-name="P2" draw:layer="layout" svg:width="0.993cm" svg:height="0.962cm" svg:x="7.5cm" svg:y="3.538cm">
          <draw:text-box>
            <text:p text:style-name="P2">i1</text:p>
          </draw:text-box>
        </draw:frame>
        <draw:line draw:style-name="gr2" draw:text-style-name="P1" draw:layer="layout" svg:x1="7.4cm" svg:y1="4.4cm" svg:x2="4.2cm" svg:y2="6.1cm">
          <text:p/>
        </draw:line>
        <draw:frame draw:style-name="gr3" draw:layer="layout" svg:width="0.993cm" svg:height="0.962cm" svg:x="2.8cm" svg:y="6cm">
          <draw:text-box>
            <text:p>i2</text:p>
          </draw:text-box>
        </draw:frame>
      </draw:page>
      <draw:page draw:name="page3" draw:style-name="dp1" draw:master-page-name="Default">
        <draw:frame draw:style-name="gr1" draw:text-style-name="P1" draw:layer="layout" svg:width="18.999cm" svg:height="19.137cm" svg:x="1.001cm" svg:y="0.763cm">
          <draw:image xlink:href="Pictures/10000000000003370000033D7D5AA0EB.png" xlink:type="simple" xlink:show="embed" xlink:actuate="onLoad">
            <text:p/>
          </draw:image>
        </draw:frame>
        <draw:line draw:style-name="gr2" draw:text-style-name="P1" draw:layer="layout" svg:x1="10.2cm" svg:y1="2.4cm" svg:x2="8.5cm" svg:y2="3.7cm">
          <text:p/>
        </draw:line>
        <draw:frame draw:style-name="gr3" draw:text-style-name="P2" draw:layer="layout" svg:width="0.993cm" svg:height="0.962cm" svg:x="7.5cm" svg:y="3.538cm">
          <draw:text-box>
            <text:p text:style-name="P2">i1</text:p>
          </draw:text-box>
        </draw:frame>
        <draw:line draw:style-name="gr2" draw:text-style-name="P1" draw:layer="layout" svg:x1="7.4cm" svg:y1="4.4cm" svg:x2="4.2cm" svg:y2="6.1cm">
          <text:p/>
        </draw:line>
        <draw:frame draw:style-name="gr3" draw:text-style-name="P2" draw:layer="layout" svg:width="0.993cm" svg:height="0.962cm" svg:x="2.8cm" svg:y="6cm">
          <draw:text-box>
            <text:p text:style-name="P2">i2</text:p>
          </draw:text-box>
        </draw:frame>
        <draw:line draw:style-name="gr2" draw:text-style-name="P1" draw:layer="layout" svg:x1="4cm" svg:y1="7.1cm" svg:x2="5.6cm" svg:y2="10.4cm">
          <text:p/>
        </draw:line>
        <draw:frame draw:style-name="gr3" draw:layer="layout" svg:width="0.993cm" svg:height="0.962cm" svg:x="5.207cm" svg:y="10.7cm">
          <draw:text-box>
            <text:p>i3</text:p>
          </draw:text-box>
        </draw:frame>
      </draw:page>
      <draw:page draw:name="page4" draw:style-name="dp1" draw:master-page-name="Default">
        <draw:frame draw:style-name="gr4" draw:text-style-name="P1" draw:layer="layout" svg:width="18.999cm" svg:height="19.137cm" svg:x="1.001cm" svg:y="0.763cm">
          <draw:image xlink:href="Pictures/10000000000003370000033D7D5AA0EB.png" xlink:type="simple" xlink:show="embed" xlink:actuate="onLoad">
            <text:p text:style-name="P1"/>
          </draw:image>
        </draw:frame>
        <draw:line draw:style-name="gr2" draw:text-style-name="P1" draw:layer="layout" svg:x1="10.2cm" svg:y1="2.4cm" svg:x2="8.5cm" svg:y2="3.7cm">
          <text:p/>
        </draw:line>
        <draw:frame draw:style-name="gr3" draw:text-style-name="P2" draw:layer="layout" svg:width="0.993cm" svg:height="0.962cm" svg:x="7.5cm" svg:y="3.538cm">
          <draw:text-box>
            <text:p text:style-name="P2">i1</text:p>
          </draw:text-box>
        </draw:frame>
        <draw:line draw:style-name="gr2" draw:text-style-name="P1" draw:layer="layout" svg:x1="7.4cm" svg:y1="4.4cm" svg:x2="4.2cm" svg:y2="6.1cm">
          <text:p/>
        </draw:line>
        <draw:frame draw:style-name="gr3" draw:text-style-name="P2" draw:layer="layout" svg:width="0.993cm" svg:height="0.962cm" svg:x="2.8cm" svg:y="6cm">
          <draw:text-box>
            <text:p text:style-name="P2">i2</text:p>
          </draw:text-box>
        </draw:frame>
        <draw:line draw:style-name="gr2" draw:text-style-name="P1" draw:layer="layout" svg:x1="4cm" svg:y1="7.1cm" svg:x2="5.6cm" svg:y2="10.4cm">
          <text:p/>
        </draw:line>
        <draw:frame draw:style-name="gr3" draw:text-style-name="P2" draw:layer="layout" svg:width="0.993cm" svg:height="0.962cm" svg:x="5.207cm" svg:y="10.7cm">
          <draw:text-box>
            <text:p text:style-name="P2">i3</text:p>
          </draw:text-box>
        </draw:frame>
        <draw:line draw:style-name="gr2" draw:text-style-name="P1" draw:layer="layout" svg:x1="6.6cm" svg:y1="10.8cm" svg:x2="9.8cm" svg:y2="9.2cm">
          <text:p/>
        </draw:line>
        <draw:frame draw:style-name="gr3" draw:layer="layout" svg:width="0.993cm" svg:height="0.962cm" svg:x="10.1cm" svg:y="8.6cm">
          <draw:text-box>
            <text:p>i4</text:p>
          </draw:text-box>
        </draw:frame>
      </draw:page>
      <draw:page draw:name="page5" draw:style-name="dp1" draw:master-page-name="Default">
        <draw:frame draw:style-name="gr4" draw:text-style-name="P1" draw:layer="layout" svg:width="18.999cm" svg:height="19.137cm" svg:x="1.001cm" svg:y="0.763cm">
          <draw:image xlink:href="Pictures/10000000000003370000033D7D5AA0EB.png" xlink:type="simple" xlink:show="embed" xlink:actuate="onLoad">
            <text:p/>
          </draw:image>
        </draw:frame>
        <draw:line draw:style-name="gr2" draw:text-style-name="P1" draw:layer="layout" svg:x1="10.2cm" svg:y1="2.4cm" svg:x2="8.5cm" svg:y2="3.7cm">
          <text:p/>
        </draw:line>
        <draw:frame draw:style-name="gr3" draw:text-style-name="P2" draw:layer="layout" svg:width="0.993cm" svg:height="0.962cm" svg:x="7.5cm" svg:y="3.538cm">
          <draw:text-box>
            <text:p text:style-name="P2">i1</text:p>
          </draw:text-box>
        </draw:frame>
        <draw:line draw:style-name="gr2" draw:text-style-name="P1" draw:layer="layout" svg:x1="7.4cm" svg:y1="4.4cm" svg:x2="4.2cm" svg:y2="6.1cm">
          <text:p/>
        </draw:line>
        <draw:frame draw:style-name="gr3" draw:text-style-name="P2" draw:layer="layout" svg:width="0.993cm" svg:height="0.962cm" svg:x="2.8cm" svg:y="6cm">
          <draw:text-box>
            <text:p text:style-name="P2">i2</text:p>
          </draw:text-box>
        </draw:frame>
        <draw:line draw:style-name="gr2" draw:text-style-name="P1" draw:layer="layout" svg:x1="4cm" svg:y1="7.1cm" svg:x2="5.6cm" svg:y2="10.4cm">
          <text:p/>
        </draw:line>
        <draw:frame draw:style-name="gr3" draw:text-style-name="P2" draw:layer="layout" svg:width="0.993cm" svg:height="0.962cm" svg:x="5.207cm" svg:y="10.7cm">
          <draw:text-box>
            <text:p text:style-name="P2">i3</text:p>
          </draw:text-box>
        </draw:frame>
        <draw:line draw:style-name="gr2" draw:text-style-name="P1" draw:layer="layout" svg:x1="6.6cm" svg:y1="10.8cm" svg:x2="9.8cm" svg:y2="9.2cm">
          <text:p/>
        </draw:line>
        <draw:frame draw:style-name="gr3" draw:text-style-name="P2" draw:layer="layout" svg:width="0.993cm" svg:height="0.962cm" svg:x="10.1cm" svg:y="8.6cm">
          <draw:text-box>
            <text:p text:style-name="P2">i4</text:p>
          </draw:text-box>
        </draw:frame>
        <draw:line draw:style-name="gr2" draw:text-style-name="P1" draw:layer="layout" svg:x1="11cm" svg:y1="8.1cm" svg:x2="12.7cm" svg:y2="4.8cm">
          <text:p/>
        </draw:line>
        <draw:frame draw:style-name="gr3" draw:layer="layout" svg:width="0.993cm" svg:height="0.962cm" svg:x="12.6cm" svg:y="3.9cm">
          <draw:text-box>
            <text:p>i5</text:p>
          </draw:text-box>
        </draw:frame>
      </draw:page>
      <draw:page draw:name="page6" draw:style-name="dp1" draw:master-page-name="Default">
        <draw:frame draw:style-name="gr4" draw:text-style-name="P1" draw:layer="layout" svg:width="18.999cm" svg:height="19.137cm" svg:x="1.001cm" svg:y="0.763cm">
          <draw:image xlink:href="Pictures/10000000000003370000033D7D5AA0EB.png" xlink:type="simple" xlink:show="embed" xlink:actuate="onLoad">
            <text:p/>
          </draw:image>
        </draw:frame>
        <draw:line draw:style-name="gr2" draw:text-style-name="P1" draw:layer="layout" svg:x1="10.2cm" svg:y1="2.4cm" svg:x2="8.5cm" svg:y2="3.7cm">
          <text:p/>
        </draw:line>
        <draw:frame draw:style-name="gr3" draw:text-style-name="P2" draw:layer="layout" svg:width="0.993cm" svg:height="0.962cm" svg:x="7.5cm" svg:y="3.538cm">
          <draw:text-box>
            <text:p text:style-name="P2">i1</text:p>
          </draw:text-box>
        </draw:frame>
        <draw:line draw:style-name="gr2" draw:text-style-name="P1" draw:layer="layout" svg:x1="7.4cm" svg:y1="4.4cm" svg:x2="4.2cm" svg:y2="6.1cm">
          <text:p/>
        </draw:line>
        <draw:frame draw:style-name="gr3" draw:text-style-name="P2" draw:layer="layout" svg:width="0.993cm" svg:height="0.962cm" svg:x="2.8cm" svg:y="6cm">
          <draw:text-box>
            <text:p text:style-name="P2">i2</text:p>
          </draw:text-box>
        </draw:frame>
        <draw:line draw:style-name="gr2" draw:text-style-name="P1" draw:layer="layout" svg:x1="4cm" svg:y1="7.1cm" svg:x2="5.6cm" svg:y2="10.4cm">
          <text:p/>
        </draw:line>
        <draw:frame draw:style-name="gr3" draw:text-style-name="P2" draw:layer="layout" svg:width="0.993cm" svg:height="0.962cm" svg:x="5.207cm" svg:y="10.7cm">
          <draw:text-box>
            <text:p text:style-name="P2">i3</text:p>
          </draw:text-box>
        </draw:frame>
        <draw:line draw:style-name="gr2" draw:text-style-name="P1" draw:layer="layout" svg:x1="6.6cm" svg:y1="10.8cm" svg:x2="9.8cm" svg:y2="9.2cm">
          <text:p/>
        </draw:line>
        <draw:frame draw:style-name="gr3" draw:text-style-name="P2" draw:layer="layout" svg:width="0.993cm" svg:height="0.962cm" svg:x="10.1cm" svg:y="8.6cm">
          <draw:text-box>
            <text:p text:style-name="P2">i4</text:p>
          </draw:text-box>
        </draw:frame>
        <draw:line draw:style-name="gr2" draw:text-style-name="P1" draw:layer="layout" svg:x1="11cm" svg:y1="8.1cm" svg:x2="12.7cm" svg:y2="4.8cm">
          <text:p/>
        </draw:line>
        <draw:frame draw:style-name="gr3" draw:text-style-name="P2" draw:layer="layout" svg:width="0.993cm" svg:height="0.962cm" svg:x="12.6cm" svg:y="3.9cm">
          <draw:text-box>
            <text:p text:style-name="P2">i5</text:p>
          </draw:text-box>
        </draw:frame>
        <draw:line draw:style-name="gr2" draw:text-style-name="P1" draw:layer="layout" svg:x1="13.2cm" svg:y1="4.8cm" svg:x2="15.2cm" svg:y2="10.3cm">
          <text:p/>
        </draw:line>
        <draw:frame draw:style-name="gr3" draw:layer="layout" svg:width="0.993cm" svg:height="0.962cm" svg:x="14.8cm" svg:y="11cm">
          <draw:text-box>
            <text:p>i6</text:p>
          </draw:text-box>
        </draw:frame>
      </draw:page>
      <draw:page draw:name="page7" draw:style-name="dp1" draw:master-page-name="Default">
        <draw:frame draw:style-name="gr4" draw:text-style-name="P1" draw:layer="layout" svg:width="18.999cm" svg:height="19.137cm" svg:x="1.001cm" svg:y="0.763cm">
          <draw:image xlink:href="Pictures/10000000000003370000033D7D5AA0EB.png" xlink:type="simple" xlink:show="embed" xlink:actuate="onLoad">
            <text:p/>
          </draw:image>
        </draw:frame>
        <draw:line draw:style-name="gr2" draw:text-style-name="P1" draw:layer="layout" svg:x1="10.2cm" svg:y1="2.4cm" svg:x2="8.5cm" svg:y2="3.7cm">
          <text:p/>
        </draw:line>
        <draw:frame draw:style-name="gr3" draw:text-style-name="P2" draw:layer="layout" svg:width="0.993cm" svg:height="0.962cm" svg:x="7.5cm" svg:y="3.538cm">
          <draw:text-box>
            <text:p text:style-name="P2">i1</text:p>
          </draw:text-box>
        </draw:frame>
        <draw:line draw:style-name="gr2" draw:text-style-name="P1" draw:layer="layout" svg:x1="7.4cm" svg:y1="4.4cm" svg:x2="4.2cm" svg:y2="6.1cm">
          <text:p/>
        </draw:line>
        <draw:frame draw:style-name="gr3" draw:text-style-name="P2" draw:layer="layout" svg:width="0.993cm" svg:height="0.962cm" svg:x="2.8cm" svg:y="6cm">
          <draw:text-box>
            <text:p text:style-name="P2">i2</text:p>
          </draw:text-box>
        </draw:frame>
        <draw:line draw:style-name="gr2" draw:text-style-name="P1" draw:layer="layout" svg:x1="4cm" svg:y1="7.1cm" svg:x2="5.6cm" svg:y2="10.4cm">
          <text:p/>
        </draw:line>
        <draw:frame draw:style-name="gr3" draw:text-style-name="P2" draw:layer="layout" svg:width="0.993cm" svg:height="0.962cm" svg:x="5.207cm" svg:y="10.7cm">
          <draw:text-box>
            <text:p text:style-name="P2">i3</text:p>
          </draw:text-box>
        </draw:frame>
        <draw:line draw:style-name="gr2" draw:text-style-name="P1" draw:layer="layout" svg:x1="6.6cm" svg:y1="10.8cm" svg:x2="9.8cm" svg:y2="9.2cm">
          <text:p/>
        </draw:line>
        <draw:frame draw:style-name="gr3" draw:text-style-name="P2" draw:layer="layout" svg:width="0.993cm" svg:height="0.962cm" svg:x="10.1cm" svg:y="8.6cm">
          <draw:text-box>
            <text:p text:style-name="P2">i4</text:p>
          </draw:text-box>
        </draw:frame>
        <draw:line draw:style-name="gr2" draw:text-style-name="P1" draw:layer="layout" svg:x1="11cm" svg:y1="8.1cm" svg:x2="12.7cm" svg:y2="4.8cm">
          <text:p/>
        </draw:line>
        <draw:frame draw:style-name="gr3" draw:text-style-name="P2" draw:layer="layout" svg:width="0.993cm" svg:height="0.962cm" svg:x="12.6cm" svg:y="3.9cm">
          <draw:text-box>
            <text:p text:style-name="P2">i5</text:p>
          </draw:text-box>
        </draw:frame>
        <draw:line draw:style-name="gr2" draw:text-style-name="P1" draw:layer="layout" svg:x1="13.2cm" svg:y1="4.8cm" svg:x2="15.2cm" svg:y2="10.3cm">
          <text:p/>
        </draw:line>
        <draw:frame draw:style-name="gr3" draw:text-style-name="P2" draw:layer="layout" svg:width="0.993cm" svg:height="0.962cm" svg:x="14.8cm" svg:y="11cm">
          <draw:text-box>
            <text:p text:style-name="P2">i6</text:p>
          </draw:text-box>
        </draw:frame>
        <draw:line draw:style-name="gr2" draw:text-style-name="P1" draw:layer="layout" svg:x1="15.8cm" svg:y1="10.2cm" svg:x2="17.4cm" svg:y2="7.2cm">
          <text:p/>
        </draw:line>
        <draw:frame draw:style-name="gr3" draw:layer="layout" svg:width="0.993cm" svg:height="0.962cm" svg:x="17.1cm" svg:y="6.1cm">
          <draw:text-box>
            <text:p>i7</text:p>
          </draw:text-box>
        </draw:frame>
      </draw:page>
      <draw:page draw:name="page8" draw:style-name="dp1" draw:master-page-name="Default">
        <draw:frame draw:style-name="gr4" draw:text-style-name="P1" draw:layer="layout" svg:width="18.999cm" svg:height="19.137cm" svg:x="1.001cm" svg:y="0.763cm">
          <draw:image xlink:href="Pictures/10000000000003370000033D7D5AA0EB.png" xlink:type="simple" xlink:show="embed" xlink:actuate="onLoad">
            <text:p/>
          </draw:image>
        </draw:frame>
        <draw:line draw:style-name="gr2" draw:text-style-name="P1" draw:layer="layout" svg:x1="10.2cm" svg:y1="2.4cm" svg:x2="8.5cm" svg:y2="3.7cm">
          <text:p/>
        </draw:line>
        <draw:frame draw:style-name="gr3" draw:text-style-name="P2" draw:layer="layout" svg:width="0.993cm" svg:height="0.962cm" svg:x="7.5cm" svg:y="3.538cm">
          <draw:text-box>
            <text:p text:style-name="P2">i1</text:p>
          </draw:text-box>
        </draw:frame>
        <draw:line draw:style-name="gr2" draw:text-style-name="P1" draw:layer="layout" svg:x1="7.4cm" svg:y1="4.4cm" svg:x2="4.2cm" svg:y2="6.1cm">
          <text:p/>
        </draw:line>
        <draw:frame draw:style-name="gr3" draw:text-style-name="P2" draw:layer="layout" svg:width="0.993cm" svg:height="0.962cm" svg:x="2.8cm" svg:y="6cm">
          <draw:text-box>
            <text:p text:style-name="P2">i2</text:p>
          </draw:text-box>
        </draw:frame>
        <draw:line draw:style-name="gr2" draw:text-style-name="P1" draw:layer="layout" svg:x1="4cm" svg:y1="7.1cm" svg:x2="5.6cm" svg:y2="10.4cm">
          <text:p/>
        </draw:line>
        <draw:frame draw:style-name="gr3" draw:text-style-name="P2" draw:layer="layout" svg:width="0.993cm" svg:height="0.962cm" svg:x="5.207cm" svg:y="10.7cm">
          <draw:text-box>
            <text:p text:style-name="P2">i3</text:p>
          </draw:text-box>
        </draw:frame>
        <draw:line draw:style-name="gr2" draw:text-style-name="P1" draw:layer="layout" svg:x1="6.6cm" svg:y1="10.8cm" svg:x2="9.8cm" svg:y2="9.2cm">
          <text:p/>
        </draw:line>
        <draw:frame draw:style-name="gr3" draw:text-style-name="P2" draw:layer="layout" svg:width="0.993cm" svg:height="0.962cm" svg:x="10.1cm" svg:y="8.6cm">
          <draw:text-box>
            <text:p text:style-name="P2">i4</text:p>
          </draw:text-box>
        </draw:frame>
        <draw:line draw:style-name="gr2" draw:text-style-name="P1" draw:layer="layout" svg:x1="11cm" svg:y1="8.1cm" svg:x2="12.7cm" svg:y2="4.8cm">
          <text:p/>
        </draw:line>
        <draw:frame draw:style-name="gr3" draw:text-style-name="P2" draw:layer="layout" svg:width="0.993cm" svg:height="0.962cm" svg:x="12.6cm" svg:y="3.9cm">
          <draw:text-box>
            <text:p text:style-name="P2">i5</text:p>
          </draw:text-box>
        </draw:frame>
        <draw:line draw:style-name="gr2" draw:text-style-name="P1" draw:layer="layout" svg:x1="13.2cm" svg:y1="4.8cm" svg:x2="15.2cm" svg:y2="10.3cm">
          <text:p/>
        </draw:line>
        <draw:frame draw:style-name="gr3" draw:text-style-name="P2" draw:layer="layout" svg:width="0.993cm" svg:height="0.962cm" svg:x="14.8cm" svg:y="11cm">
          <draw:text-box>
            <text:p text:style-name="P2">i6</text:p>
          </draw:text-box>
        </draw:frame>
        <draw:line draw:style-name="gr2" draw:text-style-name="P1" draw:layer="layout" svg:x1="15.8cm" svg:y1="10.2cm" svg:x2="17.4cm" svg:y2="7.2cm">
          <text:p/>
        </draw:line>
        <draw:frame draw:style-name="gr3" draw:text-style-name="P2" draw:layer="layout" svg:width="0.993cm" svg:height="0.962cm" svg:x="17.1cm" svg:y="6.1cm">
          <draw:text-box>
            <text:p text:style-name="P2">i7</text:p>
          </draw:text-box>
        </draw:frame>
        <draw:line draw:style-name="gr2" draw:text-style-name="P1" draw:layer="layout" svg:x1="17.7cm" svg:y1="7.5cm" svg:x2="17.8cm" svg:y2="15cm">
          <text:p/>
        </draw:line>
        <draw:frame draw:style-name="gr3" draw:layer="layout" svg:width="0.993cm" svg:height="0.962cm" svg:x="17.2cm" svg:y="15.5cm">
          <draw:text-box>
            <text:p>i8</text:p>
          </draw:text-box>
        </draw:frame>
      </draw:page>
      <draw:page draw:name="page9" draw:style-name="dp1" draw:master-page-name="Default">
        <draw:frame draw:style-name="gr4" draw:text-style-name="P1" draw:layer="layout" svg:width="18.999cm" svg:height="19.137cm" svg:x="1.001cm" svg:y="0.763cm">
          <draw:image xlink:href="Pictures/10000000000003370000033D7D5AA0EB.png" xlink:type="simple" xlink:show="embed" xlink:actuate="onLoad">
            <text:p/>
          </draw:image>
        </draw:frame>
        <draw:line draw:style-name="gr2" draw:text-style-name="P1" draw:layer="layout" svg:x1="10.2cm" svg:y1="2.4cm" svg:x2="8.5cm" svg:y2="3.7cm">
          <text:p/>
        </draw:line>
        <draw:frame draw:style-name="gr3" draw:text-style-name="P2" draw:layer="layout" svg:width="0.993cm" svg:height="0.962cm" svg:x="7.5cm" svg:y="3.538cm">
          <draw:text-box>
            <text:p text:style-name="P2">i1</text:p>
          </draw:text-box>
        </draw:frame>
        <draw:line draw:style-name="gr2" draw:text-style-name="P1" draw:layer="layout" svg:x1="7.4cm" svg:y1="4.4cm" svg:x2="4.2cm" svg:y2="6.1cm">
          <text:p/>
        </draw:line>
        <draw:frame draw:style-name="gr3" draw:text-style-name="P2" draw:layer="layout" svg:width="0.993cm" svg:height="0.962cm" svg:x="2.8cm" svg:y="6cm">
          <draw:text-box>
            <text:p text:style-name="P2">i2</text:p>
          </draw:text-box>
        </draw:frame>
        <draw:line draw:style-name="gr2" draw:text-style-name="P1" draw:layer="layout" svg:x1="4cm" svg:y1="7.1cm" svg:x2="5.6cm" svg:y2="10.4cm">
          <text:p/>
        </draw:line>
        <draw:frame draw:style-name="gr3" draw:text-style-name="P2" draw:layer="layout" svg:width="0.993cm" svg:height="0.962cm" svg:x="5.207cm" svg:y="10.7cm">
          <draw:text-box>
            <text:p text:style-name="P2">i3</text:p>
          </draw:text-box>
        </draw:frame>
        <draw:line draw:style-name="gr2" draw:text-style-name="P1" draw:layer="layout" svg:x1="6.6cm" svg:y1="10.8cm" svg:x2="9.8cm" svg:y2="9.2cm">
          <text:p/>
        </draw:line>
        <draw:frame draw:style-name="gr3" draw:text-style-name="P2" draw:layer="layout" svg:width="0.993cm" svg:height="0.962cm" svg:x="10.1cm" svg:y="8.6cm">
          <draw:text-box>
            <text:p text:style-name="P2">i4</text:p>
          </draw:text-box>
        </draw:frame>
        <draw:line draw:style-name="gr2" draw:text-style-name="P1" draw:layer="layout" svg:x1="11cm" svg:y1="8.1cm" svg:x2="12.7cm" svg:y2="4.8cm">
          <text:p/>
        </draw:line>
        <draw:frame draw:style-name="gr3" draw:text-style-name="P2" draw:layer="layout" svg:width="0.993cm" svg:height="0.962cm" svg:x="12.6cm" svg:y="3.9cm">
          <draw:text-box>
            <text:p text:style-name="P2">i5</text:p>
          </draw:text-box>
        </draw:frame>
        <draw:line draw:style-name="gr2" draw:text-style-name="P1" draw:layer="layout" svg:x1="13.2cm" svg:y1="4.8cm" svg:x2="15.2cm" svg:y2="10.3cm">
          <text:p/>
        </draw:line>
        <draw:frame draw:style-name="gr3" draw:text-style-name="P2" draw:layer="layout" svg:width="0.993cm" svg:height="0.962cm" svg:x="14.8cm" svg:y="11cm">
          <draw:text-box>
            <text:p text:style-name="P2">i6</text:p>
          </draw:text-box>
        </draw:frame>
        <draw:line draw:style-name="gr2" draw:text-style-name="P1" draw:layer="layout" svg:x1="15.8cm" svg:y1="10.2cm" svg:x2="17.4cm" svg:y2="7.2cm">
          <text:p/>
        </draw:line>
        <draw:frame draw:style-name="gr3" draw:text-style-name="P2" draw:layer="layout" svg:width="0.993cm" svg:height="0.962cm" svg:x="17.1cm" svg:y="6.1cm">
          <draw:text-box>
            <text:p text:style-name="P2">i7</text:p>
          </draw:text-box>
        </draw:frame>
        <draw:line draw:style-name="gr2" draw:text-style-name="P1" draw:layer="layout" svg:x1="17.7cm" svg:y1="7.5cm" svg:x2="17.8cm" svg:y2="15cm">
          <text:p/>
        </draw:line>
        <draw:frame draw:style-name="gr3" draw:text-style-name="P2" draw:layer="layout" svg:width="0.993cm" svg:height="0.962cm" svg:x="17.2cm" svg:y="15.5cm">
          <draw:text-box>
            <text:p text:style-name="P2">i8</text:p>
          </draw:text-box>
        </draw:frame>
        <draw:line draw:style-name="gr2" draw:text-style-name="P1" draw:layer="layout" svg:x1="16.8cm" svg:y1="15.5cm" svg:x2="11.4cm" svg:y2="13.7cm">
          <text:p/>
        </draw:line>
        <draw:frame draw:style-name="gr3" draw:layer="layout" svg:width="0.993cm" svg:height="0.962cm" svg:x="9.9cm" svg:y="13.2cm">
          <draw:text-box>
            <text:p>i9</text:p>
          </draw:text-box>
        </draw:frame>
      </draw:page>
      <draw:page draw:name="page10" draw:style-name="dp1" draw:master-page-name="Default">
        <draw:frame draw:style-name="gr4" draw:text-style-name="P1" draw:layer="layout" svg:width="18.999cm" svg:height="19.137cm" svg:x="1.001cm" svg:y="0.763cm">
          <draw:image xlink:href="Pictures/10000000000003370000033D7D5AA0EB.png" xlink:type="simple" xlink:show="embed" xlink:actuate="onLoad">
            <text:p/>
          </draw:image>
        </draw:frame>
        <draw:line draw:style-name="gr2" draw:text-style-name="P1" draw:layer="layout" svg:x1="10.2cm" svg:y1="2.4cm" svg:x2="8.5cm" svg:y2="3.7cm">
          <text:p/>
        </draw:line>
        <draw:frame draw:style-name="gr3" draw:text-style-name="P2" draw:layer="layout" svg:width="0.993cm" svg:height="0.962cm" svg:x="7.5cm" svg:y="3.538cm">
          <draw:text-box>
            <text:p text:style-name="P2">i1</text:p>
          </draw:text-box>
        </draw:frame>
        <draw:line draw:style-name="gr2" draw:text-style-name="P1" draw:layer="layout" svg:x1="7.4cm" svg:y1="4.4cm" svg:x2="4.2cm" svg:y2="6.1cm">
          <text:p/>
        </draw:line>
        <draw:frame draw:style-name="gr3" draw:text-style-name="P2" draw:layer="layout" svg:width="0.993cm" svg:height="0.962cm" svg:x="2.8cm" svg:y="6cm">
          <draw:text-box>
            <text:p text:style-name="P2">i2</text:p>
          </draw:text-box>
        </draw:frame>
        <draw:line draw:style-name="gr2" draw:text-style-name="P1" draw:layer="layout" svg:x1="4cm" svg:y1="7.1cm" svg:x2="5.6cm" svg:y2="10.4cm">
          <text:p/>
        </draw:line>
        <draw:frame draw:style-name="gr3" draw:text-style-name="P2" draw:layer="layout" svg:width="0.993cm" svg:height="0.962cm" svg:x="5.207cm" svg:y="10.7cm">
          <draw:text-box>
            <text:p text:style-name="P2">i3</text:p>
          </draw:text-box>
        </draw:frame>
        <draw:line draw:style-name="gr2" draw:text-style-name="P1" draw:layer="layout" svg:x1="6.6cm" svg:y1="10.8cm" svg:x2="9.8cm" svg:y2="9.2cm">
          <text:p/>
        </draw:line>
        <draw:frame draw:style-name="gr3" draw:text-style-name="P2" draw:layer="layout" svg:width="0.993cm" svg:height="0.962cm" svg:x="10.1cm" svg:y="8.6cm">
          <draw:text-box>
            <text:p text:style-name="P2">i4</text:p>
          </draw:text-box>
        </draw:frame>
        <draw:line draw:style-name="gr2" draw:text-style-name="P1" draw:layer="layout" svg:x1="11cm" svg:y1="8.1cm" svg:x2="12.7cm" svg:y2="4.8cm">
          <text:p/>
        </draw:line>
        <draw:frame draw:style-name="gr3" draw:text-style-name="P2" draw:layer="layout" svg:width="0.993cm" svg:height="0.962cm" svg:x="12.6cm" svg:y="3.9cm">
          <draw:text-box>
            <text:p text:style-name="P2">i5</text:p>
          </draw:text-box>
        </draw:frame>
        <draw:line draw:style-name="gr2" draw:text-style-name="P1" draw:layer="layout" svg:x1="13.2cm" svg:y1="4.8cm" svg:x2="15.2cm" svg:y2="10.3cm">
          <text:p/>
        </draw:line>
        <draw:frame draw:style-name="gr3" draw:text-style-name="P2" draw:layer="layout" svg:width="0.993cm" svg:height="0.962cm" svg:x="14.8cm" svg:y="11cm">
          <draw:text-box>
            <text:p text:style-name="P2">i6</text:p>
          </draw:text-box>
        </draw:frame>
        <draw:line draw:style-name="gr2" draw:text-style-name="P1" draw:layer="layout" svg:x1="15.8cm" svg:y1="10.2cm" svg:x2="17.4cm" svg:y2="7.2cm">
          <text:p/>
        </draw:line>
        <draw:frame draw:style-name="gr3" draw:text-style-name="P2" draw:layer="layout" svg:width="0.993cm" svg:height="0.962cm" svg:x="17.1cm" svg:y="6.1cm">
          <draw:text-box>
            <text:p text:style-name="P2">i7</text:p>
          </draw:text-box>
        </draw:frame>
        <draw:line draw:style-name="gr2" draw:text-style-name="P1" draw:layer="layout" svg:x1="17.7cm" svg:y1="7.5cm" svg:x2="17.8cm" svg:y2="15cm">
          <text:p/>
        </draw:line>
        <draw:frame draw:style-name="gr3" draw:text-style-name="P2" draw:layer="layout" svg:width="0.993cm" svg:height="0.962cm" svg:x="17.2cm" svg:y="15.5cm">
          <draw:text-box>
            <text:p text:style-name="P2">i8</text:p>
          </draw:text-box>
        </draw:frame>
        <draw:line draw:style-name="gr2" draw:text-style-name="P1" draw:layer="layout" svg:x1="16.8cm" svg:y1="15.5cm" svg:x2="11.4cm" svg:y2="13.7cm">
          <text:p/>
        </draw:line>
        <draw:frame draw:style-name="gr3" draw:text-style-name="P2" draw:layer="layout" svg:width="0.993cm" svg:height="0.962cm" svg:x="9.9cm" svg:y="13.2cm">
          <draw:text-box>
            <text:p text:style-name="P2">i9</text:p>
          </draw:text-box>
        </draw:frame>
        <draw:line draw:style-name="gr2" draw:text-style-name="P1" draw:layer="layout" svg:x1="11.276cm" svg:y1="14.3cm" svg:x2="11.251cm" svg:y2="17.632cm">
          <text:p/>
        </draw:line>
        <draw:frame draw:style-name="gr3" draw:layer="layout" svg:width="1.344cm" svg:height="0.962cm" svg:x="9.756cm" svg:y="18.138cm">
          <draw:text-box>
            <text:p>i10</text:p>
          </draw:text-box>
        </draw:frame>
      </draw:page>
      <draw:page draw:name="page11" draw:style-name="dp1" draw:master-page-name="Default">
        <draw:frame draw:style-name="gr4" draw:text-style-name="P1" draw:layer="layout" svg:width="18.999cm" svg:height="19.137cm" svg:x="1.001cm" svg:y="0.763cm">
          <draw:image xlink:href="Pictures/10000000000003370000033D7D5AA0EB.png" xlink:type="simple" xlink:show="embed" xlink:actuate="onLoad">
            <text:p/>
          </draw:image>
        </draw:frame>
        <draw:line draw:style-name="gr2" draw:text-style-name="P1" draw:layer="layout" svg:x1="10.2cm" svg:y1="2.4cm" svg:x2="8.5cm" svg:y2="3.7cm">
          <text:p/>
        </draw:line>
        <draw:frame draw:style-name="gr3" draw:text-style-name="P2" draw:layer="layout" svg:width="0.993cm" svg:height="0.962cm" svg:x="7.5cm" svg:y="3.538cm">
          <draw:text-box>
            <text:p text:style-name="P2">i1</text:p>
          </draw:text-box>
        </draw:frame>
        <draw:line draw:style-name="gr2" draw:text-style-name="P1" draw:layer="layout" svg:x1="7.4cm" svg:y1="4.4cm" svg:x2="4.2cm" svg:y2="6.1cm">
          <text:p/>
        </draw:line>
        <draw:frame draw:style-name="gr3" draw:text-style-name="P2" draw:layer="layout" svg:width="0.993cm" svg:height="0.962cm" svg:x="2.8cm" svg:y="6cm">
          <draw:text-box>
            <text:p text:style-name="P2">i2</text:p>
          </draw:text-box>
        </draw:frame>
        <draw:line draw:style-name="gr2" draw:text-style-name="P1" draw:layer="layout" svg:x1="4cm" svg:y1="7.1cm" svg:x2="5.6cm" svg:y2="10.4cm">
          <text:p/>
        </draw:line>
        <draw:frame draw:style-name="gr3" draw:text-style-name="P2" draw:layer="layout" svg:width="0.993cm" svg:height="0.962cm" svg:x="5.207cm" svg:y="10.7cm">
          <draw:text-box>
            <text:p text:style-name="P2">i3</text:p>
          </draw:text-box>
        </draw:frame>
        <draw:line draw:style-name="gr2" draw:text-style-name="P1" draw:layer="layout" svg:x1="6.6cm" svg:y1="10.8cm" svg:x2="9.8cm" svg:y2="9.2cm">
          <text:p/>
        </draw:line>
        <draw:frame draw:style-name="gr3" draw:text-style-name="P2" draw:layer="layout" svg:width="0.993cm" svg:height="0.962cm" svg:x="10.1cm" svg:y="8.6cm">
          <draw:text-box>
            <text:p text:style-name="P2">i4</text:p>
          </draw:text-box>
        </draw:frame>
        <draw:line draw:style-name="gr2" draw:text-style-name="P1" draw:layer="layout" svg:x1="11cm" svg:y1="8.1cm" svg:x2="12.7cm" svg:y2="4.8cm">
          <text:p/>
        </draw:line>
        <draw:frame draw:style-name="gr3" draw:text-style-name="P2" draw:layer="layout" svg:width="0.993cm" svg:height="0.962cm" svg:x="12.6cm" svg:y="3.9cm">
          <draw:text-box>
            <text:p text:style-name="P2">i5</text:p>
          </draw:text-box>
        </draw:frame>
        <draw:line draw:style-name="gr2" draw:text-style-name="P1" draw:layer="layout" svg:x1="13.2cm" svg:y1="4.8cm" svg:x2="15.2cm" svg:y2="10.3cm">
          <text:p/>
        </draw:line>
        <draw:frame draw:style-name="gr3" draw:text-style-name="P2" draw:layer="layout" svg:width="0.993cm" svg:height="0.962cm" svg:x="14.8cm" svg:y="11cm">
          <draw:text-box>
            <text:p text:style-name="P2">i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inz3r </meta:initial-creator>
    <meta:creation-date>2016-06-16T14:19:21.999496924</meta:creation-date>
    <dc:date>2016-06-16T14:31:20.529325876</dc:date>
    <dc:creator>winz3r </dc:creator>
    <meta:editing-duration>P0D</meta:editing-duration>
    <meta:editing-cycles>1</meta:editing-cycles>
    <meta:document-statistic meta:object-count="133"/>
    <meta:generator>LibreOffice/4.2.8.2$Linux_X86_64 LibreOffice_project/420m0$Build-2</meta:generator>
  </office:meta>
</office:document-meta>
</file>